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ole-draw-aspect="1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1.076cm"/>
    </style:style>
    <style:style style:name="gr5" style:family="graphic" style:parent-style-name="standard">
      <style:graphic-properties draw:stroke="none" svg:stroke-color="#000000" draw:fill="none" draw:fill-color="#ffffff" fo:min-height="0.678cm"/>
    </style:style>
    <style:style style:name="gr6" style:family="graphic" style:parent-style-name="standard">
      <style:graphic-properties draw:stroke="none" svg:stroke-color="#000000" draw:fill="none" draw:fill-color="#ffffff" fo:min-height="0.68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8.9cm" svg:height="8.999cm" svg:x="1.1cm" svg:y="1.20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text-style-name="P1" draw:layer="layout" svg:width="18.099cm" svg:height="8.999cm" svg:x="1.101cm" svg:y="5.9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19.099cm" svg:height="8.999cm" svg:x="1.101cm" svg:y="10.301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custom-shape draw:style-name="gr2" draw:text-style-name="P2" draw:layer="layout" svg:width="6.1cm" svg:height="17.7cm" svg:x="2.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17.7cm" svg:x="8.7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7.7cm" svg:x="14.1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13cm" svg:height="6.1cm" draw:transform="skewX (0.000872664625997165) rotate (-1.57131992557049) translate (8.2cm 19.3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413cm" svg:height="4.8cm" draw:transform="skewX (0.000872664625997165) rotate (-1.57131992557049) translate (13.5cm 19.40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413cm" svg:height="3.6cm" draw:transform="skewX (0.000698131700797732) rotate (-1.57131992557049) translate (17.7cm 19.4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3.239cm" svg:height="1.326cm" svg:x="4.161cm" svg:y="20.074cm">
          <draw:text-box>
            <text:p><text:span text:style-name="T1">FTdock</text:span></text:p>
          </draw:text-box>
        </draw:frame>
        <draw:frame draw:style-name="gr5" draw:text-style-name="P3" draw:layer="layout" svg:width="2.754cm" svg:height="0.928cm" svg:x="10.1cm" svg:y="20.2cm">
          <draw:text-box>
            <text:p><text:span text:style-name="T1">Zdock</text:span></text:p>
          </draw:text-box>
        </draw:frame>
        <draw:frame draw:style-name="gr6" draw:text-style-name="P3" draw:layer="layout" svg:width="2.754cm" svg:height="0.93cm" svg:x="15.046cm" svg:y="20.07cm">
          <draw:text-box>
            <text:p><text:span text:style-name="T1">Sd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02:16:10.311000872</meta:creation-date>
    <meta:editing-duration>PT7M18S</meta:editing-duration>
    <meta:editing-cycles>3</meta:editing-cycles>
    <meta:generator>LibreOffice/4.2.8.2$Linux_X86_64 LibreOffice_project/420m0$Build-2</meta:generator>
    <dc:date>2016-02-16T02:26:31.739355435</dc:date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01cm" svg:height="9cm" xlink:href="." xlink:type="simple" chart:class="chart:bar" chart:style-name="ch1">
        <chart:legend chart:legend-position="end" svg:x="16.578cm" svg:y="1.561cm" style:legend-expansion="high" chart:style-name="ch2"/>
        <chart:plot-area chart:style-name="ch3" chart:data-source-has-labels="both" svg:x="0.378cm" svg:y="0.18cm" svg:width="16.18cm" svg:height="8.64cm">
          <chartooo:coordinate-region svg:x="1.052cm" svg:y="0.393cm" svg:width="15.506cm" svg:height="3.551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series chart:style-name="ch8" chart:values-cell-range-address="local-table.$C$2:.$C$27" chart:label-cell-address="local-table.$C$1" chart:class="chart:bar">
            <chart:data-point chart:repeated="26"/>
          </chart:series>
          <chart:series chart:style-name="ch9" chart:values-cell-range-address="local-table.$D$2:.$D$27" chart:label-cell-address="local-table.$D$1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</table:table-cell>
              <table:table-cell office:value-type="float" office:value="3.97727272727">
                <text:p>3.97727272727</text:p>
              </table:table-cell>
              <table:table-cell office:value-type="float" office:value="16.4772727273">
                <text:p>16.4772727273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1.13636363636">
                <text:p>1.13636363636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31.8181818182">
                <text:p>31.8181818182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46.0227272727">
                <text:p>46.0227272727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2.84090909091">
                <text:p>2.84090909091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3.1818181818">
                <text:p>43.1818181818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3.1818181818">
                <text:p>43.1818181818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3.97727272727">
                <text:p>3.97727272727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5909090909">
                <text:p>21.5909090909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6.25">
                <text:p>6.2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28.9772727273">
                <text:p>28.9772727273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40.9090909091">
                <text:p>40.9090909091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34.6590909091">
                <text:p>34.6590909091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6.25">
                <text:p>6.25</text:p>
              </table:table-cell>
              <table:table-cell office:value-type="float" office:value="22.1590909091">
                <text:p>22.1590909091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48.2954545455">
                <text:p>48.2954545455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38.6363636364">
                <text:p>38.6363636364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48.2954545455">
                <text:p>48.2954545455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cm" svg:height="9cm" xlink:href="." xlink:type="simple" chart:class="chart:bar" chart:style-name="ch1">
        <chart:legend chart:legend-position="end" svg:x="16.904cm" svg:y="0.837cm" style:legend-expansion="high" chart:style-name="ch2"/>
        <chart:plot-area chart:style-name="ch3" chart:data-source-has-labels="both" svg:x="0.362cm" svg:y="0.18cm" svg:width="16.319cm" svg:height="8.64cm">
          <chartooo:coordinate-region svg:x="1.036cm" svg:y="0.393cm" svg:width="15.645cm" svg:height="3.551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series chart:style-name="ch8" chart:values-cell-range-address="local-table.$C$2:.$C$27" chart:label-cell-address="local-table.$C$1" chart:class="chart:bar">
            <chart:data-point chart:repeated="26"/>
          </chart:series>
          <chart:series chart:style-name="ch9" chart:values-cell-range-address="local-table.$D$2:.$D$27" chart:label-cell-address="local-table.$D$1" chart:class="chart:bar">
            <chart:data-point chart:repeated="26"/>
          </chart:series>
          <chart:series chart:style-name="ch10" chart:values-cell-range-address="local-table.$E$2:.$E$27" chart:label-cell-address="local-table.$E$1" chart:class="chart:bar">
            <chart:data-point chart:repeated="26"/>
          </chart:series>
          <chart:series chart:style-name="ch11" chart:values-cell-range-address="local-table.$F$2:.$F$27" chart:label-cell-address="local-table.$F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5.2542372881">
                <text:p>15.2542372881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8.33333333333">
                <text:p>8.33333333333</text:p>
              </table:table-cell>
              <table:table-cell office:value-type="float" office:value="12.5">
                <text:p>12.5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5">
                <text:p>25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5">
                <text:p>25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18.1818181818">
                <text:p>18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5">
                <text:p>25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4.6153846154">
                <text:p>34.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0.7142857143">
                <text:p>10.7142857143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54.1666666667">
                <text:p>54.1666666667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7.1186440678">
                <text:p>27.1186440678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50">
                <text:p>50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0.7692307692">
                <text:p>30.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25">
                <text:p>25</text:p>
              </table:table-cell>
              <table:table-cell office:value-type="float" office:value="16.0714285714">
                <text:p>16.0714285714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33.8983050847">
                <text:p>33.8983050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cm" svg:height="9cm" xlink:href="." xlink:type="simple" chart:class="chart:bar" chart:style-name="ch1">
        <chart:legend chart:legend-position="end" svg:x="16.815cm" svg:y="1.061cm" style:legend-expansion="high" chart:style-name="ch2"/>
        <chart:plot-area chart:style-name="ch3" chart:data-source-has-labels="both" svg:x="0.382cm" svg:y="0.18cm" svg:width="16.251cm" svg:height="8.64cm">
          <chartooo:coordinate-region svg:x="1.056cm" svg:y="0.393cm" svg:width="15.577cm" svg:height="3.551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series chart:style-name="ch8" chart:values-cell-range-address="local-table.$C$2:.$C$27" chart:label-cell-address="local-table.$C$1" chart:class="chart:bar">
            <chart:data-point chart:repeated="26"/>
          </chart:series>
          <chart:series chart:style-name="ch9" chart:values-cell-range-address="local-table.$D$2:.$D$27" chart:label-cell-address="local-table.$D$1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Medium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3.57142857143">
                <text:p>3.57142857143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25">
                <text:p>25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9.75609756098">
                <text:p>9.7560975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31.7073170732">
                <text:p>31.7073170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2.1951219512">
                <text:p>12.1951219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2.1951219512">
                <text:p>12.1951219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4.6341463415">
                <text:p>14.6341463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